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f7e7e" officeooo:paragraph-rsid="000f7e7e" style:font-size-asian="11pt" style:font-size-complex="11pt"/>
    </style:style>
    <style:style style:name="P2" style:family="paragraph" style:parent-style-name="Standard">
      <style:text-properties fo:font-size="11pt" officeooo:rsid="000f7e7e" officeooo:paragraph-rsid="000f7e7e" style:font-size-asian="11pt" style:font-size-complex="11pt"/>
    </style:style>
    <style:style style:name="T1" style:family="text">
      <style:text-properties officeooo:rsid="0010e2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Q<text:span text:style-name="T1">2 </text:span><text:s/><text:span text:style-name="T1">Peak current (I) is given by;</text:span></text:p>
      <text:p text:style-name="P1"><text:s text:c="6"/></text:p>
      <text:p text:style-name="P1"><text:s text:c="8"/><text:span text:style-name="T1">I = Vg/( Zg + Za) <text:s/>= 2/(1+50+73 + j(30+43.5) <text:s/>= 0.01612+j0.0275A</text:span></text:p>
      <text:p text:style-name="P1"><text:s text:c="6"/></text:p>
      <text:p text:style-name="P1"><text:s text:c="8"/><text:span text:style-name="T1">Powers from source (Ps) </text:span></text:p>
      <text:p text:style-name="P1"><text:s text:c="9"/></text:p>
      <text:p text:style-name="P1"><text:s text:c="9"/><text:span text:style-name="T1">Ps = 0.5(Vpeak*I*) , <text:s text:c="3"/>I* =&gt; current conjugate</text:span></text:p>
      <text:p text:style-name="P1"><text:s text:c="15"/></text:p>
      <text:p text:style-name="P1"><text:s text:c="14"/><text:span text:style-name="T1">= 0.5(2*0.01612) = 0.01612 <text:s/>W, <text:s text:c="2"/>(real power) <text:s text:c="2"/></text:span></text:p>
      <text:p text:style-name="P1"/>
      <text:p text:style-name="P1"><text:s text:c="5"/><text:span text:style-name="T1">Power Radiated (Pr)</text:span></text:p>
      <text:p text:style-name="P1"/>
      <text:p text:style-name="P1"><text:s text:c="6"/><text:span text:style-name="T1">Pr = 0.5 |I|^2 * Rr, <text:s text:c="9"/>Rr =&gt; radiation resistance</text:span></text:p>
      <text:p text:style-name="P1"/>
      <text:p text:style-name="P1"><text:s text:c="10"/><text:span text:style-name="T1">= 0.5(|0.01612 + j0.0276|^2 * (√(73^2 +43.5^2)))</text:span></text:p>
      <text:p text:style-name="P1"/>
      <text:p text:style-name="P1"><text:s text:c="10"/><text:span text:style-name="T1">= 0.0432W</text:span></text:p>
      <text:p text:style-name="P1"/>
      <text:p text:style-name="P1"/>
      <text:p text:style-name="P1"><text:s text:c="3"/><text:span text:style-name="T1">Power decipated (Pd)</text:span></text:p>
      <text:p text:style-name="P1"><text:s text:c="4"/></text:p>
      <text:p text:style-name="P1"><text:s text:c="6"/><text:span text:style-name="T1">Pd = 0.5 |I|^2 * Rl <text:s text:c="10"/>Rl =&gt; Loss resistance</text:span></text:p>
      <text:p text:style-name="P1"><text:s text:c="6"/></text:p>
      <text:p text:style-name="P1"><text:s text:c="11"/><text:span text:style-name="T1">= 0.5(|0.0161 +j0.0276|^2 * 1</text:span></text:p>
      <text:p text:style-name="P1"><text:s text:c="3"/></text:p>
      <text:p text:style-name="P1"><text:s text:c="11"/><text:span text:style-name="T1">= 0.0005W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1pt" officeooo:rsid="000f7e7e" officeooo:paragraph-rsid="000f7e7e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hilip Sisa M. sisaphilip@gmail.co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35:06.069353443</meta:creation-date>
    <dc:date>2023-05-14T20:15:54.867053911</dc:date>
    <meta:editing-duration>PT37M59S</meta:editing-duration>
    <meta:editing-cycles>3</meta:editing-cycles>
    <meta:generator>LibreOffice/7.5.2.2$Linux_X86_64 LibreOffice_project/50$Build-2</meta:generator>
    <meta:document-statistic meta:table-count="0" meta:image-count="0" meta:object-count="0" meta:page-count="1" meta:paragraph-count="21" meta:word-count="84" meta:character-count="642" meta:non-whitespace-character-count="390"/>
  </office:meta>
</office:document-meta>
</file>